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break-before="column" style:shadow="none"/>
      <style:text-properties fo:font-weight="normal" officeooo:rsid="0013f2a7" officeooo:paragraph-rsid="0018a036"/>
    </style:style>
    <style:style style:name="P2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font-weight="bold" officeooo:rsid="0013f2a7" officeooo:paragraph-rsid="0018a036"/>
    </style:style>
    <style:style style:name="P3" style:family="paragraph" style:parent-style-name="Text_20_body">
      <style:paragraph-properties style:shadow="none"/>
      <style:text-properties fo:font-weight="bold" officeooo:rsid="0013f2a7" officeooo:paragraph-rsid="0017273a"/>
    </style:style>
    <style:style style:name="P4" style:family="paragraph" style:parent-style-name="Text_20_body">
      <style:paragraph-properties style:shadow="none"/>
      <style:text-properties fo:color="#666666" loext:opacity="100%" fo:font-weight="bold" officeooo:rsid="0013023f" officeooo:paragraph-rsid="0013023f"/>
    </style:style>
    <style:style style:name="P5" style:family="paragraph" style:parent-style-name="Heading_20_1">
      <style:paragraph-properties style:shadow="none"/>
      <style:text-properties officeooo:rsid="0010107b" officeooo:paragraph-rsid="0010107b"/>
    </style:style>
    <style:style style:name="P6" style:family="paragraph" style:parent-style-name="Heading_20_3">
      <style:paragraph-properties fo:break-before="column" fo:padding="0.0201in" fo:border-left="none" fo:border-right="none" fo:border-top="0.06pt solid #000000" fo:border-bottom="0.06pt solid #000000" style:shadow="none"/>
    </style:style>
    <style:style style:name="P7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20bee8" officeooo:paragraph-rsid="0018a036"/>
    </style:style>
    <style:style style:name="P8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1707c7" officeooo:paragraph-rsid="001707c7"/>
    </style:style>
    <style:style style:name="P9" style:family="paragraph" style:parent-style-name="Heading_20_3">
      <style:paragraph-properties fo:padding="0.0201in" fo:border-left="none" fo:border-right="none" fo:border-top="0.06pt solid #000000" fo:border-bottom="0.06pt solid #000000" style:shadow="none"/>
    </style:style>
    <style:style style:name="P10" style:family="paragraph" style:parent-style-name="Text_20_body" style:list-style-name="L1">
      <style:paragraph-properties style:shadow="none"/>
      <style:text-properties fo:font-weight="normal" officeooo:rsid="0010107b" officeooo:paragraph-rsid="0018a036"/>
    </style:style>
    <style:style style:name="P11" style:family="paragraph" style:parent-style-name="Text_20_body" style:list-style-name="L1">
      <style:paragraph-properties style:shadow="none"/>
      <style:text-properties fo:font-weight="normal" officeooo:rsid="0011d1a4" officeooo:paragraph-rsid="0018a036"/>
    </style:style>
    <style:style style:name="P12" style:family="paragraph" style:parent-style-name="Text_20_body">
      <style:paragraph-properties style:shadow="none"/>
      <style:text-properties fo:font-weight="normal" officeooo:rsid="0019ede7" officeooo:paragraph-rsid="0019ede7" style:font-weight-asian="normal" style:font-weight-complex="normal"/>
    </style:style>
    <style:style style:name="P13" style:family="paragraph" style:parent-style-name="Text_20_body">
      <style:paragraph-properties style:shadow="none"/>
      <style:text-properties fo:font-weight="normal" officeooo:rsid="0019ede7" officeooo:paragraph-rsid="0019ede7"/>
    </style:style>
    <style:style style:name="P14" style:family="paragraph" style:parent-style-name="Text_20_body" style:list-style-name="L1">
      <style:paragraph-properties style:shadow="none"/>
      <style:text-properties fo:font-weight="normal" officeooo:rsid="0019ede7" officeooo:paragraph-rsid="0019ede7"/>
    </style:style>
    <style:style style:name="P15" style:family="paragraph" style:parent-style-name="Text_20_body" style:list-style-name="L1">
      <style:paragraph-properties style:shadow="none"/>
      <style:text-properties officeooo:rsid="001707c7" officeooo:paragraph-rsid="001707c7"/>
    </style:style>
    <style:style style:name="P16" style:family="paragraph" style:parent-style-name="Text_20_body" style:list-style-name="L1">
      <style:paragraph-properties style:shadow="none"/>
      <style:text-properties officeooo:rsid="0011bb4f" officeooo:paragraph-rsid="0011bb4f"/>
    </style:style>
    <style:style style:name="P17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font-weight="bold" officeooo:rsid="0013f2a7" officeooo:paragraph-rsid="0018a036"/>
    </style:style>
    <style:style style:name="P18" style:family="paragraph" style:parent-style-name="Text_20_body">
      <style:paragraph-properties style:shadow="none"/>
      <style:text-properties fo:font-weight="bold" officeooo:rsid="0019ede7" officeooo:paragraph-rsid="0019ede7"/>
    </style:style>
    <style:style style:name="T1" style:family="text">
      <style:text-properties fo:font-weight="normal" officeooo:rsid="0017273a"/>
    </style:style>
    <style:style style:name="T2" style:family="text">
      <style:text-properties fo:font-weight="normal" officeooo:rsid="0010107b"/>
    </style:style>
    <style:style style:name="T3" style:family="text">
      <style:text-properties fo:font-weight="normal" officeooo:rsid="00103a78"/>
    </style:style>
    <style:style style:name="T4" style:family="text">
      <style:text-properties fo:font-weight="normal" officeooo:rsid="0019ede7"/>
    </style:style>
    <style:style style:name="T5" style:family="text">
      <style:text-properties officeooo:rsid="00157aba"/>
    </style:style>
    <style:style style:name="T6" style:family="text">
      <style:text-properties officeooo:rsid="0010107b"/>
    </style:style>
    <style:style style:name="T7" style:family="text">
      <style:text-properties style:font-weight-asian="bold" style:font-weight-complex="bold"/>
    </style:style>
    <style:style style:name="T8" style:family="text">
      <style:text-properties officeooo:rsid="0010107b" style:font-weight-asian="bold" style:font-weight-complex="bold"/>
    </style:style>
    <style:style style:name="T9" style:family="text">
      <style:text-properties officeooo:rsid="00103a78"/>
    </style:style>
    <style:style style:name="T10" style:family="text">
      <style:text-properties style:text-position="super 58%" officeooo:rsid="00103a78"/>
    </style:style>
    <style:style style:name="T11" style:family="text">
      <style:text-properties officeooo:rsid="0011bb4f"/>
    </style:style>
    <style:style style:name="T12" style:family="text">
      <style:text-properties officeooo:rsid="0011d1a4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0107b" style:font-weight-asian="bold" style:font-weight-complex="bold"/>
    </style:style>
    <style:style style:name="T15" style:family="text">
      <style:text-properties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in" fo:end-indent="0in"/>
          <style:column style:rel-width="2174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Isabella Garrelts</text:h>
      <text:p text:style-name="P4"><text:span text:style-name="T6">707 Hemlock Ln</text:span><text:line-break/><text:span text:style-name="T6">Rockford, IL</text:span></text:p>
      <text:p text:style-name="P4">(<text:span text:style-name="T6">815</text:span>) <text:span text:style-name="T6">621</text:span> <text:span text:style-name="T6">3137</text:span></text:p>
      <text:p text:style-name="P4"><text:span text:style-name="T6">isabella.garrelts</text:span>@<text:span text:style-name="T6">student.judsonu.</text:span><text:span text:style-name="T11">edu</text:span></text:p>
      <text:h text:style-name="P6" text:outline-level="3">Education</text:h>
      <text:p text:style-name="P18"><text:span text:style-name="T8">B</text:span><text:span text:style-name="T7">achelors of Computer Science</text:span></text:p>
      <text:p text:style-name="P13"><text:span text:style-name="T15">Judson University, Expected May 2026</text:span></text:p>
      <text:p text:style-name="P12">Cumulative GPA: TBD</text:p>
      <text:p text:style-name="P3"><text:span text:style-name="T8">Associate of Science</text:span><text:span text:style-name="T1"><text:line-break/></text:span><text:span text:style-name="T2">Rock Valley College</text:span><text:span text:style-name="T1">, May 20</text:span><text:span text:style-name="T2">24</text:span><text:span text:style-name="T1"><text:line-break/>Cumulative GPA: </text:span><text:span text:style-name="T2">3</text:span><text:span text:style-name="T1">.8 / </text:span><text:span text:style-name="T4">4.0</text:span></text:p>
      <text:p text:style-name="P3"><text:span text:style-name="T8">High School Diploma</text:span><text:span text:style-name="T1"><text:line-break/></text:span><text:span text:style-name="T2">Rockford East High School</text:span><text:span text:style-name="T1">, May 20</text:span><text:span text:style-name="T2">22</text:span><text:span text:style-name="T1"><text:line-break/>Cumulative GPA: </text:span><text:span text:style-name="T2">4.0 / </text:span><text:span text:style-name="T4">4.0</text:span></text:p>
      <text:h text:style-name="P7" text:outline-level="3">Experience</text:h>
      <text:section text:style-name="Sect1" text:name="Section4">
        <text:p text:style-name="P2"><text:span text:style-name="T8">Student Ambassador</text:span><text:line-break/><text:span text:style-name="T2">Rock Valley College</text:span></text:p>
        <text:p text:style-name="P1"><text:span text:style-name="T6">May</text:span> 20<text:span text:style-name="T6">23</text:span> – <text:span text:style-name="T6">Jul</text:span> 20<text:span text:style-name="T6">24</text:span></text:p>
      </text:section>
      <text:list text:style-name="L1">
        <text:list-item>
          <text:p text:style-name="P10">Worked <text:span text:style-name="T12">at</text:span> the <text:span text:style-name="T12">Welcome Desk / </text:span>Admissions Office</text:p>
        </text:list-item>
        <text:list-item>
          <text:p text:style-name="P10">Scheduled <text:span text:style-name="T11">a</text:span>pp<text:span text:style-name="T11">ointments,</text:span> <text:span text:style-name="T11">g</text:span>ave <text:span text:style-name="T12">campus </text:span>tours, <text:span text:style-name="T9">and worked events</text:span></text:p>
        </text:list-item>
        <text:list-item>
          <text:p text:style-name="P11">Reset passwords and helped with filling out applications</text:p>
        </text:list-item>
      </text:list>
      <text:section text:style-name="Sect1" text:name="Section5">
        <text:p text:style-name="P2"><text:span text:style-name="T9">Youth Soccer Coach</text:span><text:span text:style-name="T5"><text:line-break/></text:span><text:span text:style-name="T3">Rockford Raptors FC</text:span></text:p>
        <text:p text:style-name="P1"><text:span text:style-name="T11">Oct</text:span> 20<text:span text:style-name="T11">22</text:span> – <text:span text:style-name="T11">Present</text:span> </text:p>
      </text:section>
      <text:list text:continue-numbering="true" text:style-name="L1">
        <text:list-item>
          <text:p text:style-name="P14">Teaching the basic fundamental skills</text:p>
        </text:list-item>
        <text:list-item>
          <text:p text:style-name="P14">Leading training sessions / drills as well as games</text:p>
        </text:list-item>
        <text:list-item>
          <text:p text:style-name="P10">Grassroots Coaching License</text:p>
        </text:list-item>
      </text:list>
      <text:h text:style-name="P8" text:outline-level="3">Honors and Activities</text:h>
      <text:list xml:id="list32005567712478" text:style-name="L1">
        <text:list-item>
          <text:p text:style-name="P15">RVC Woman’s Soccer Team Captain</text:p>
        </text:list-item>
        <text:list-item>
          <text:p text:style-name="P15">Two time Academic All American</text:p>
        </text:list-item>
        <text:list-item>
          <text:p text:style-name="P15">Member of ALT (Athletic Leadership Team) at Judson University</text:p>
        </text:list-item>
        <text:list-item>
          <text:p text:style-name="P15">Member of NSLS (National Society of Leadership and Success)</text:p>
        </text:list-item>
      </text:list>
      <text:h text:style-name="P9" text:outline-level="3">Skills</text:h>
      <text:section text:style-name="Sect2" text:name="Section3">
        <text:list text:continue-numbering="true" text:style-name="L1">
          <text:list-item>
            <text:p text:style-name="P16">Communication</text:p>
          </text:list-item>
          <text:list-item>
            <text:p text:style-name="P16">Problem Solving</text:p>
          </text:list-item>
          <text:list-item>
            <text:p text:style-name="P16">Customer Service</text:p>
          </text:list-item>
          <text:list-item>
            <text:p text:style-name="P16">Time Management</text:p>
          </text:list-item>
          <text:list-item>
            <text:p text:style-name="P16">Teamwork</text:p>
          </text:list-item>
          <text:list-item>
            <text:p text:style-name="P16">Work Ethic</text:p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1pt" fo:language="en" fo:country="US" style:letter-kerning="tru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1pt" fo:language="en" fo:country="US" style:letter-kerning="true" style:font-name-asian="DejaVu Sans" style:font-size-asian="12pt" style:language-asian="zh" style:country-asian="CN" style:font-name-complex="Noto Sans Arabic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/>
    </style:style>
    <style:style style:name="Bullet_20_Symbols" style:display-name="Bullet Symbols" style:family="text">
      <style:text-properties style:font-name="OpenSymbol" fo:font-family="OpenSymbol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>
          <style:column style:rel-width="3456*" fo:start-indent="0in" fo:end-indent="0in"/>
          <style:column style:rel-width="651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2:56:35.840291160</meta:creation-date>
    <meta:editing-duration>PT53M33S</meta:editing-duration>
    <meta:editing-cycles>5</meta:editing-cycles>
    <meta:generator>LibreOffice/24.2.5.2$Linux_X86_64 LibreOffice_project/420$Build-2</meta:generator>
    <dc:title>Resume</dc:title>
    <dc:date>2024-09-11T05:51:17.133951786</dc:date>
    <meta:document-statistic meta:table-count="0" meta:image-count="0" meta:object-count="0" meta:page-count="1" meta:paragraph-count="33" meta:word-count="169" meta:character-count="1047" meta:non-whitespace-character-count="924"/>
    <meta:template xlink:type="simple" xlink:actuate="onRequest" xlink:title="Resume" xlink:href="../../../../usr/lib/libreoffice/share/template/common/personal/Resume1page.ott" meta:date="2024-09-11T02:56:35.327291958"/>
  </office:meta>
</office:document-meta>
</file>